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10bf4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1ba4f" officeooo:paragraph-rsid="0011ba4f"/>
    </style:style>
    <style:style style:name="P4" style:family="paragraph" style:parent-style-name="Standard">
      <style:text-properties fo:font-weight="normal" officeooo:rsid="0011ba4f" officeooo:paragraph-rsid="0011ba4f" style:font-weight-asian="normal" style:font-weight-complex="normal"/>
    </style:style>
    <style:style style:name="T1" style:family="text">
      <style:text-properties style:font-name="Times New Roman" fo:font-size="12pt" officeooo:rsid="0013a177" style:font-size-asian="12pt"/>
    </style:style>
    <style:style style:name="T2" style:family="text">
      <style:text-properties officeooo:rsid="00202667"/>
    </style:style>
    <style:style style:name="T3" style:family="text">
      <style:text-properties style:font-name="Times New Roman" fo:font-size="12pt" officeooo:rsid="00202667" style:font-size-asian="12pt"/>
    </style:style>
    <style:style style:name="T4" style:family="text">
      <style:text-properties style:font-name="Times New Roman" fo:font-size="12pt" officeooo:rsid="0010bf4b" style:font-size-asian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tab/><text:span text:style-name="T1">Jina (Jamie) Jamison</text:span></text:p>
      <text:p text:style-name="P1">Date:<text:tab/><text:span text:style-name="T2">Nov 7, 2021 - </text:span><text:span text:style-name="T3">due Nov 6, 2021</text:span></text:p>
      <text:p text:style-name="Standard">Assignment Title: <text:tab/>Individual Programming <text:span text:style-name="T4">3 Part 2</text:span></text:p>
      <text:p text:style-name="Standard"/>
      <text:p text:style-name="P2">Summary of how the program should run:</text:p>
      <text:p text:style-name="Standard">1) create a dictionary from a vocabulary list</text:p>
      <text:p text:style-name="Standard">2) if the user enters a file name that does not exist, catch the error and re-prompt </text:p>
      <text:p text:style-name="Standard"><text:s text:c="6"/>for the correct file name</text:p>
      <text:p text:style-name="Standard">3) read in existing dictionary file</text:p>
      <text:p text:style-name="Standard">4) term is the key; definition is the value</text:p>
      <text:p text:style-name="Standard">5) ask user if they would like to add additional terms and definitions,</text:p>
      <text:p text:style-name="Standard">6) and how many if Y is the response</text:p>
      <text:p text:style-name="Standard">7) if a duplicate term is entered notify the user and ask if the users would like to </text:p>
      <text:p text:style-name="Standard"><text:s text:c="8"/>update the definition <text:s/>BEFORE asking for the definition</text:p>
      <text:p text:style-name="Standard">8) end by printing the list of terms and definitions before asking the user for a </text:p>
      <text:p text:style-name="Standard"><text:s text:c="8"/>file name to save the new dictionary. **DO NOTE write over the original </text:p>
      <text:p text:style-name="Standard"><text:s text:c="8"/>unless enterd by the user.</text:p>
      <text:p text:style-name="Standard">9) save as text (txt) file, tap separated</text:p>
      <text:p text:style-name="Standard"/>
      <text:p text:style-name="P2">List of changes made to the original assignment:</text:p>
      <text:p text:style-name="Standard">10) ask Y or N about writing out a new file</text:p>
      <text:p text:style-name="Standard">11) delete a term from the dictionary file</text:p>
      <text:p text:style-name="Standard"/>
      <text:p text:style-name="P2">Examples of the program (please also upload any attachments necessary):</text:p>
      <text:p text:style-name="Standard">Please enter a vocabulary file:<text:span text:style-name="T5"> vocablist.txt</text:span></text:p>
      <text:p text:style-name="Standard">There are 11 terms in this vocabulary list: </text:p>
      <text:p text:style-name="Standard">Would you like to add more items Y/N:<text:span text:style-name="T6"> y</text:span></text:p>
      <text:p text:style-name="Standard">How many new terms would you like to add? <text:span text:style-name="T5">1.5</text:span></text:p>
      <text:p text:style-name="Standard">Please enter a positive integer!</text:p>
      <text:p text:style-name="Standard">How many new terms would you like to add? <text:span text:style-name="T5">-4</text:span></text:p>
      <text:p text:style-name="Standard">Please enter a positive integer!</text:p>
      <text:p text:style-name="Standard"><text:soft-page-break/>How many new terms would you like to add? <text:span text:style-name="T5">2</text:span></text:p>
      <text:p text:style-name="Standard">Term: <text:span text:style-name="T5">IDLE</text:span></text:p>
      <text:p text:style-name="Standard">Definition: <text:span text:style-name="T5">Integrated development environment</text:span></text:p>
      <text:p text:style-name="Standard">Term: <text:span text:style-name="T5">if</text:span></text:p>
      <text:p text:style-name="Standard">Definition: Conditionally executes a block of code</text:p>
      <text:p text:style-name="Standard">Would you like to add more items Y/N: <text:span text:style-name="T5">n</text:span></text:p>
      <text:p text:style-name="Standard">all done</text:p>
      <text:p text:style-name="Standard">term <text:s text:c="6"/>- definition</text:p>
      <text:p text:style-name="Standard">break <text:s text:c="5"/>- Used to exit a for loop or a while loop.</text:p>
      <text:p text:style-name="Standard">continue <text:s text:c="2"/>- Used to skip the current block, and return to the "for" or "while" statement</text:p>
      <text:p text:style-name="Standard">dictionary - A mutable associative array (or dictionary) of key and value pairs. </text:p>
      <text:p text:style-name="Standard">float <text:s text:c="5"/>- An immutable floating point number.</text:p>
      <text:p text:style-name="Standard">immutable <text:s/>- Cannot be changed after its created.</text:p>
      <text:p text:style-name="Standard">int <text:s text:c="7"/>- An immutable integer of unlimited magnitude.</text:p>
      <text:p text:style-name="Standard">pass <text:s text:c="6"/>- Needed to create an empty code block</text:p>
      <text:p text:style-name="Standard">set <text:s text:c="7"/>- Unordered set, contains no duplicates</text:p>
      <text:p text:style-name="Standard">string <text:s text:c="4"/>- Can include numbers, letters, and various symbols and be enclosed by either double or single quotes</text:p>
      <text:p text:style-name="Standard">while <text:s text:c="5"/>- Executes a block of code as long as its condition is true.</text:p>
      <text:p text:style-name="Standard">IDLE <text:s text:c="6"/>- Integrated development environment</text:p>
      <text:p text:style-name="Standard">if <text:s text:c="8"/>- Conditionally executes a block of code</text:p>
      <text:p text:style-name="Standard"/>
      <text:p text:style-name="Standard">Would you like to save the file as (enter a file name): <text:span text:style-name="T5">vocablist2.txt</text:span></text:p>
      <text:p text:style-name="Standard"><text:span text:style-name="T5"/></text:p>
      <text:p text:style-name="P2">Errors that will crash the program or cause illogical problems:</text:p>
      <text:p text:style-name="P3">The original doesn’t give the option to not save a file so the only way to break out is with Cntl-C</text:p>
      <text:p text:style-name="P3"/>
      <text:p text:style-name="P2">Additional examples or o<text:bookmark text:name="_GoBack"/>ther comments/notes:</text:p>
      <text:p text:style-name="P4">Example with <text:span text:style-name="T5">Delete</text:span> option and not saving the final file.</text:p>
      <text:p text:style-name="P4"/>
      <text:p text:style-name="P4"/>
      <text:p text:style-name="P4"/>
      <text:p text:style-name="P4"><text:soft-page-break/>Please enter a vocabulary file: <text:span text:style-name="T5">vocablist3.txt</text:span></text:p>
      <text:p text:style-name="P4">There are 11 terms in this vocabulary list: </text:p>
      <text:p text:style-name="P4">term <text:s text:c="6"/>- definition</text:p>
      <text:p text:style-name="P4">break <text:s text:c="5"/>- Used to exit a for loop or a while loop.</text:p>
      <text:p text:style-name="P4">continue <text:s text:c="2"/>- Used to skip the current block, and return to the "for" or "while" statement</text:p>
      <text:p text:style-name="P4">dictionary - A mutable associative array (or dictionary) of key and value pairs. </text:p>
      <text:p text:style-name="P4">float <text:s text:c="5"/>- An immutable floating point number.</text:p>
      <text:p text:style-name="P4">immutable <text:s/>- Cannot be changed after its created.</text:p>
      <text:p text:style-name="P4">int <text:s text:c="7"/>- An immutable integer of unlimited magnitude.</text:p>
      <text:p text:style-name="P4">pass <text:s text:c="6"/>- Needed to create an empty code block</text:p>
      <text:p text:style-name="P4">set <text:s text:c="7"/>- Unordered set, contains no duplicates</text:p>
      <text:p text:style-name="P4">string <text:s text:c="4"/>- Can include numbers, letters, and various symbols and be enclosed by either double or single quotes</text:p>
      <text:p text:style-name="P4">while <text:s text:c="5"/>- Executes a block of code as long as its condition is true.</text:p>
      <text:p text:style-name="P4"/>
      <text:p text:style-name="P4">Would you like to delete an item Y/N: <text:span text:style-name="T5">y</text:span></text:p>
      <text:p text:style-name="P4">What term would you like to delete from the dictionary: <text:span text:style-name="T5">float</text:span></text:p>
      <text:p text:style-name="P4">float <text:s/>deleted from the dictionary.</text:p>
      <text:p text:style-name="P4">Would you like to delete an item Y/N: <text:span text:style-name="T5">n</text:span></text:p>
      <text:p text:style-name="P4">N</text:p>
      <text:p text:style-name="P4">There are 10 terms in this vocabulary list: </text:p>
      <text:p text:style-name="P4">Would you like to add more items Y/N:<text:span text:style-name="T5"> n</text:span></text:p>
      <text:p text:style-name="P4">all done</text:p>
      <text:p text:style-name="P4">term <text:s text:c="6"/>- definition</text:p>
      <text:p text:style-name="P4">break <text:s text:c="5"/>- Used to exit a for loop or a while loop.</text:p>
      <text:p text:style-name="P4">continue <text:s text:c="2"/>- Used to skip the current block, and return to the "for" or "while" statement</text:p>
      <text:p text:style-name="P4">dictionary - A mutable associative array (or dictionary) of key and value pairs. </text:p>
      <text:p text:style-name="P4">immutable <text:s/>- Cannot be changed after its created.</text:p>
      <text:p text:style-name="P4">int <text:s text:c="7"/>- An immutable integer of unlimited magnitude.</text:p>
      <text:p text:style-name="P4">pass <text:s text:c="6"/>- Needed to create an empty code block</text:p>
      <text:p text:style-name="P4">set <text:s text:c="7"/>- Unordered set, contains no duplicates</text:p>
      <text:p text:style-name="P4">string <text:s text:c="4"/>- Can include numbers, letters, and various symbols and be enclosed by either double or single quotes</text:p>
      <text:p text:style-name="P4"><text:soft-page-break/>while <text:s text:c="5"/>- Executes a block of code as long as its condition is true.</text:p>
      <text:p text:style-name="P4"/>
      <text:p text:style-name="P4">Do you want to save an output file? Y/N: </text:p>
      <text:p text:style-name="P4">Do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Liberation Sans1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swiss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ianca Kung</meta:initial-creator>
    <dc:creator>Jamie Jamison</dc:creator>
    <meta:editing-cycles>6</meta:editing-cycles>
    <meta:creation-date>2020-03-27T19:05:00</meta:creation-date>
    <dc:date>2021-11-07T22:35:54.282000000</dc:date>
    <meta:editing-duration>PT2H15M2S</meta:editing-duration>
    <meta:generator>LibreOffice/7.1.6.2$Windows_X86_64 LibreOffice_project/0e133318fcee89abacd6a7d077e292f1145735c3</meta:generator>
    <meta:document-statistic meta:table-count="0" meta:image-count="0" meta:object-count="0" meta:page-count="4" meta:paragraph-count="86" meta:word-count="776" meta:character-count="4399" meta:non-whitespace-character-count="3512"/>
    <meta:user-defined meta:name="AppVersion">16.0000</meta:user-defined>
    <meta:template xlink:type="simple" xlink:actuate="onRequest" xlink:title="Normal" xlink:href=""/>
  </office:meta>
</office:document-meta>
</file>